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fill-color="#ffffff" draw:textarea-horizontal-align="center" draw:textarea-vertical-align="middle" draw:auto-grow-height="true" fo:min-height="0cm" fo:min-width="0cm" fo:wrap-option="wrap"/>
    </style:style>
    <style:style style:name="gr2" style:family="graphic" style:parent-style-name="standard">
      <style:graphic-properties draw:fill="none" draw:textarea-horizontal-align="justify" draw:textarea-vertical-align="middle" draw:auto-grow-height="false" fo:min-height="1.356cm" fo:min-width="10.123cm"/>
    </style:style>
    <style:style style:name="gr3" style:family="graphic" style:parent-style-name="standard">
      <style:graphic-properties draw:fill="none" draw:textarea-horizontal-align="justify" draw:textarea-vertical-align="middle" draw:auto-grow-height="false" fo:min-height="0.668cm" fo:min-width="0.418cm"/>
    </style:style>
    <style:style style:name="gr4" style:family="graphic" style:parent-style-name="standard">
      <style:graphic-properties draw:fill="none" draw:textarea-horizontal-align="justify" draw:textarea-vertical-align="middle" draw:auto-grow-height="false" fo:min-height="0.668cm" fo:min-width="0.417cm"/>
    </style:style>
    <style:style style:name="gr5" style:family="graphic" style:parent-style-name="standard">
      <style:graphic-properties draw:fill="none" draw:textarea-horizontal-align="justify" draw:textarea-vertical-align="middle" draw:auto-grow-height="false" fo:min-height="1.274cm" fo:min-width="3.818cm"/>
    </style:style>
    <style:style style:name="gr6" style:family="graphic" style:parent-style-name="standard">
      <style:graphic-properties draw:fill="none" draw:textarea-horizontal-align="justify" draw:textarea-vertical-align="middle" draw:auto-grow-height="false" fo:min-height="18.8cm" fo:min-width="18.296cm"/>
    </style:style>
    <style:style style:name="gr7" style:family="graphic" style:parent-style-name="standard">
      <style:graphic-properties draw:fill="none" draw:textarea-horizontal-align="justify" draw:textarea-vertical-align="middle" draw:auto-grow-height="false" fo:min-height="14.609cm" fo:min-width="1.913cm"/>
    </style:style>
    <style:style style:name="gr8" style:family="graphic" style:parent-style-name="standard">
      <style:graphic-properties draw:fill="none" draw:textarea-horizontal-align="justify" draw:textarea-vertical-align="middle" draw:auto-grow-height="false" fo:min-height="2.671cm" fo:min-width="1.913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1.563cm" fo:min-width="3.483cm" fo:wrap-option="no-wrap"/>
    </style:style>
    <style:style style:name="gr11" style:family="graphic" style:parent-style-name="standard">
      <style:graphic-properties draw:fill="none" draw:textarea-vertical-align="middle"/>
    </style:style>
    <style:style style:name="gr12" style:family="graphic" style:parent-style-name="standard">
      <style:graphic-properties draw:fill="none" draw:textarea-vertical-align="middle"/>
    </style:style>
    <style:style style:name="gr13" style:family="graphic" style:parent-style-name="standard">
      <style:graphic-properties draw:fill="none" draw:textarea-horizontal-align="justify" draw:textarea-vertical-align="middle" draw:auto-grow-height="false" fo:min-height="0.512cm" fo:min-width="1.659cm"/>
    </style:style>
    <style:style style:name="gr14" style:family="graphic" style:parent-style-name="standard">
      <style:graphic-properties draw:fill="none" draw:textarea-horizontal-align="justify" draw:textarea-vertical-align="middle" draw:auto-grow-height="false" fo:min-height="1.02cm" fo:min-width="3.818cm"/>
    </style:style>
    <style:style style:name="gr15" style:family="graphic" style:parent-style-name="standard">
      <style:graphic-properties draw:fill="none" draw:textarea-horizontal-align="justify" draw:textarea-vertical-align="middle" draw:auto-grow-height="false" fo:min-height="0.893cm" fo:min-width="3.31cm"/>
    </style:style>
    <style:style style:name="gr16" style:family="graphic" style:parent-style-name="standard">
      <style:graphic-properties draw:stroke="none" svg:stroke-color="#000000" draw:fill="none" draw:fill-color="#ffffff" fo:min-height="0.512cm"/>
    </style:style>
    <style:style style:name="gr17" style:family="graphic" style:parent-style-name="standard">
      <style:graphic-properties draw:stroke="none" svg:stroke-color="#000000" draw:fill="none" draw:fill-color="#ffffff" fo:min-height="0.38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fill="none" draw:textarea-horizontal-align="justify" draw:textarea-vertical-align="middle" draw:auto-grow-height="false" fo:min-height="11.18cm" fo:min-width="2.04cm"/>
    </style:style>
    <style:style style:name="gr20" style:family="graphic" style:parent-style-name="standard">
      <style:graphic-properties draw:fill="none" draw:textarea-horizontal-align="justify" draw:textarea-vertical-align="middle" draw:auto-grow-height="false" fo:min-height="1.02cm" fo:min-width="4.961cm"/>
    </style:style>
    <style:style style:name="gr21" style:family="graphic" style:parent-style-name="standard">
      <style:graphic-properties draw:fill="none" draw:textarea-horizontal-align="justify" draw:textarea-vertical-align="middle" draw:auto-grow-height="false" fo:min-height="1.02cm" fo:min-width="5.977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12pt"/>
    </style:style>
    <style:style style:name="P3" style:family="paragraph">
      <loext:graphic-properties draw:fill="none"/>
      <style:paragraph-properties fo:text-align="end"/>
      <style:text-properties fo:font-size="12pt" style:font-size-asian="18pt" style:font-size-complex="18pt"/>
    </style:style>
    <style:style style:name="P4" style:family="paragraph">
      <style:paragraph-properties fo:text-align="center"/>
      <style:text-properties fo:font-size="12pt" style:font-size-asian="12pt" style:font-size-complex="12pt"/>
    </style:style>
    <style:style style:name="P5" style:family="paragraph">
      <loext:graphic-properties draw:fill="none"/>
      <style:paragraph-properties fo:text-align="center"/>
      <style:text-properties fo:font-size="12pt" style:font-size-asian="12pt" style:font-size-complex="12pt"/>
    </style:style>
    <style:style style:name="P6" style:family="paragraph">
      <loext:graphic-properties draw:fill="none"/>
      <style:paragraph-properties fo:text-align="center"/>
    </style:style>
    <style:style style:name="P7" style:family="paragraph">
      <loext:graphic-properties draw:fill="none"/>
      <style:paragraph-properties fo:text-align="center"/>
      <style:text-properties fo:font-size="12pt"/>
    </style:style>
    <style:style style:name="P8" style:family="paragraph">
      <style:paragraph-properties fo:text-align="center"/>
      <style:text-properties fo:font-size="10pt" style:font-size-asian="10pt" style:font-size-complex="10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none"/>
      <style:paragraph-properties fo:text-align="center"/>
      <style:text-properties fo:font-size="8pt" style:font-size-asian="8pt" style:font-size-complex="8pt"/>
    </style:style>
    <style:style style:name="P11" style:family="paragraph">
      <style:text-properties fo:font-size="10pt" style:font-size-asian="10pt" style:font-size-complex="10pt"/>
    </style:style>
    <style:style style:name="P12" style:family="paragraph">
      <loext:graphic-properties draw:fill="none" draw:fill-color="#ffffff"/>
      <style:text-properties fo:font-size="10pt" style:font-size-asian="10pt" style:font-size-complex="10pt"/>
    </style:style>
    <style:style style:name="P13" style:family="paragraph">
      <style:text-properties fo:font-size="12pt" style:font-size-asian="12pt" style:font-size-complex="12pt"/>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draw:fill-color="#ffffff"/>
    </style:style>
    <style:style style:name="P16" style:family="paragraph">
      <loext:graphic-properties draw:fill="none" draw:fill-color="#ffffff"/>
      <style:text-properties fo:font-size="14pt" style:font-size-asian="14pt" style:font-size-complex="14pt"/>
    </style:style>
    <style:style style:name="P17" style:family="paragraph">
      <style:paragraph-properties fo:text-align="center"/>
      <style:text-properties fo:font-size="13pt" style:font-size-asian="13pt" style:font-size-complex="13pt"/>
    </style:style>
    <style:style style:name="P18" style:family="paragraph">
      <loext:graphic-properties draw:fill="none"/>
      <style:paragraph-properties fo:text-align="center"/>
      <style:text-properties fo:font-size="13pt" style:font-size-asian="13pt" style:font-size-complex="13pt"/>
    </style:style>
    <style:style style:name="P19" style:family="paragraph">
      <style:paragraph-properties fo:text-align="center"/>
      <style:text-properties fo:font-size="12pt" style:font-size-asian="18pt" style:font-size-complex="18pt"/>
    </style:style>
    <style:style style:name="P20" style:family="paragraph">
      <loext:graphic-properties draw:fill="none"/>
      <style:paragraph-properties fo:text-align="center"/>
      <style:text-properties fo:font-size="12pt" style:font-size-asian="18pt" style:font-size-complex="18pt"/>
    </style:style>
    <style:style style:name="P21" style:family="paragraph">
      <style:text-properties fo:font-size="12pt" style:font-size-asian="18pt" style:font-size-complex="18pt"/>
    </style:style>
    <style:style style:name="P22" style:family="paragraph">
      <loext:graphic-properties draw:fill="none" draw:fill-color="#ffffff"/>
      <style:text-properties fo:font-size="12pt" style:font-size-asian="18pt" style:font-size-complex="18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7.62cm" svg:height="1.725cm" svg:x="21.066cm" svg:y="1.688cm">
          <text:p text:style-name="P1"><text:s/>Inventory</text:p>
          <text:p text:style-name="P1">Database</text:p>
          <draw:enhanced-geometry svg:viewBox="0 0 21600 21600" draw:type="rectangle" draw:enhanced-path="M 0 0 L 21600 0 21600 21600 0 21600 0 0 Z N"/>
        </draw:custom-shape>
        <draw:g xml:id="id6" draw:id="id6">
          <draw:custom-shape draw:style-name="gr2" draw:text-style-name="P3" xml:id="id4" draw:id="id4" draw:layer="layout" svg:width="10.795cm" svg:height="1.778cm" svg:x="22.463cm" svg:y="15.7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3.225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30.21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8.813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7.416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6.019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4.622cm" svg:y="16.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1.015cm" svg:height="1.016cm" svg:x="31.548cm" svg:y="16.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5" xml:id="id7" draw:id="id7" draw:layer="layout" svg:width="4.318cm" svg:height="1.524cm" svg:x="15.859cm" svg:y="8.874cm">
          <text:p text:style-name="P4"><text:span text:style-name="T1">State/iPXE</text:span></text:p>
          <draw:enhanced-geometry svg:viewBox="0 0 21600 21600" draw:type="rectangle" draw:enhanced-path="M 0 0 L 21600 0 21600 21600 0 21600 0 0 Z N"/>
        </draw:custom-shape>
        <draw:custom-shape draw:style-name="gr6" draw:text-style-name="P6" draw:layer="layout" svg:width="18.796cm" svg:height="19.05cm" svg:x="15.097cm" svg:y="1.254cm">
          <text:p/>
          <draw:enhanced-geometry svg:viewBox="0 0 21600 21600" draw:type="rectangle" draw:enhanced-path="M 0 0 L 21600 0 21600 21600 0 21600 0 0 Z N"/>
        </draw:custom-shape>
        <draw:custom-shape draw:style-name="gr7" draw:text-style-name="P7" xml:id="id11" draw:id="id11" draw:layer="layout" svg:width="2.413cm" svg:height="14.859cm" svg:x="4.683cm" svg:y="1.127cm">
          <text:p text:style-name="P1">ExAPI</text:p>
          <draw:enhanced-geometry svg:viewBox="0 0 21600 21600" draw:type="rectangle" draw:enhanced-path="M 0 0 L 21600 0 21600 21600 0 21600 0 0 Z N"/>
        </draw:custom-shape>
        <draw:custom-shape draw:style-name="gr8" draw:text-style-name="P9" xml:id="id2" draw:id="id2" draw:layer="layout" svg:width="2.413cm" svg:height="2.921cm" svg:x="11.16cm" svg:y="16.748cm">
          <text:p text:style-name="P8"><text:span text:style-name="T2">HTTP Proxy</text:span></text:p>
          <text:p text:style-name="P8"><text:span text:style-name="T2">/</text:span></text:p>
          <text:p text:style-name="P8"><text:span text:style-name="T2">VPN</text:span></text:p>
          <draw:enhanced-geometry svg:viewBox="0 0 21600 21600" draw:type="rectangle" draw:enhanced-path="M 0 0 L 21600 0 21600 21600 0 21600 0 0 Z N"/>
        </draw:custom-shape>
        <draw:custom-shape draw:style-name="gr9" draw:text-style-name="P10" xml:id="id3" draw:id="id3" draw:layer="layout" svg:width="2.54cm" svg:height="0.762cm" svg:x="15.732cm" svg:y="17.764cm">
          <text:p text:style-name="P1"><text:span text:style-name="T3">Cache /</text:span></text:p>
          <text:p text:style-name="P1"><text:span text:style-name="T3">Local resources</text:span></text:p>
          <draw:enhanced-geometry svg:viewBox="0 0 21600 21600" draw:type="rectangle" draw:enhanced-path="M 0 0 L 21600 0 21600 21600 0 21600 0 0 Z N"/>
        </draw:custom-shape>
        <draw:custom-shape draw:style-name="gr10" draw:text-style-name="P9" xml:id="id1" draw:id="id1" draw:layer="layout" svg:width="6.096cm" svg:height="2.794cm" svg:x="2.27cm" svg:y="16.621cm">
          <text:p text:style-name="P1"><text:span text:style-name="T2">Mirrors /</text:span></text:p>
          <text:p text:style-name="P1"><text:span text:style-name="T2">External 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1" draw:text-style-name="P6" draw:layer="layout" svg:x1="8.366cm" svg:y1="18.018cm" svg:x2="11.16cm" svg:y2="18.208cm" draw:start-shape="id1" draw:start-glue-point="1" draw:end-shape="id2" draw:end-glue-point="3" svg:d="M8366 18018h1397v190h1397" svg:viewBox="0 0 2795 191">
          <text:p/>
        </draw:connector>
        <draw:connector draw:style-name="gr11" draw:text-style-name="P6" draw:layer="layout" svg:x1="13.573cm" svg:y1="18.208cm" svg:x2="15.732cm" svg:y2="18.145cm" draw:start-shape="id2" draw:start-glue-point="1" draw:end-shape="id3" draw:end-glue-point="3" svg:d="M13573 18208h1079v-63h1080" svg:viewBox="0 0 2160 64">
          <text:p/>
        </draw:connector>
        <draw:connector draw:style-name="gr12" draw:text-style-name="P6" draw:layer="layout" svg:x1="18.272cm" svg:y1="18.145cm" svg:x2="22.463cm" svg:y2="16.621cm" draw:start-shape="id3" draw:start-glue-point="1" draw:end-shape="id4" draw:end-glue-point="3" svg:d="M18272 18145h2095v-1524h2096" svg:viewBox="0 0 4192 1525">
          <text:p text:style-name="P1">HTTP</text:p>
        </draw:connector>
        <draw:custom-shape draw:style-name="gr13" draw:text-style-name="P7" xml:id="id5" draw:id="id5" draw:layer="layout" svg:width="2.159cm" svg:height="0.762cm" svg:x="15.224cm" svg:y="12.049cm">
          <text:p text:style-name="P1">DHCP</text:p>
          <draw:enhanced-geometry svg:viewBox="0 0 21600 21600" draw:mirror-horizontal="false" draw:mirror-vertical="false" draw:type="rectangle" draw:enhanced-path="M 0 0 L 21600 0 21600 21600 0 21600 0 0 Z N"/>
        </draw:custom-shape>
        <draw:connector draw:style-name="gr11" draw:text-style-name="P6" draw:layer="layout" svg:x1="17.383cm" svg:y1="12.43cm" svg:x2="22.463cm" svg:y2="16.621cm" draw:start-shape="id5" draw:start-glue-point="1" draw:end-shape="id6" draw:end-glue-point="3" svg:d="M17383 12430h2539v4191h2541" svg:viewBox="0 0 5081 4192">
          <text:p/>
        </draw:connector>
        <draw:connector draw:style-name="gr11" draw:text-style-name="P6" draw:layer="layout" svg:x1="18.018cm" svg:y1="10.398cm" svg:x2="22.463cm" svg:y2="16.621cm" draw:start-shape="id7" draw:start-glue-point="2" draw:end-shape="id6" draw:end-glue-point="3" svg:d="M18018 10398v6223h4445" svg:viewBox="0 0 4446 6224">
          <text:p/>
        </draw:connector>
        <draw:custom-shape draw:style-name="gr14" draw:text-style-name="P7" xml:id="id8" draw:id="id8" draw:layer="layout" svg:width="4.318cm" svg:height="1.27cm" svg:x="18.78cm" svg:y="4.683cm">
          <text:p text:style-name="P1">API</text:p>
          <draw:enhanced-geometry svg:viewBox="0 0 21600 21600" draw:mirror-horizontal="false" draw:mirror-vertical="false" draw:type="rectangle" draw:enhanced-path="M 0 0 L 21600 0 21600 21600 0 21600 0 0 Z N"/>
        </draw:custom-shape>
        <draw:custom-shape draw:style-name="gr15" draw:text-style-name="P7" xml:id="id9" draw:id="id9" draw:layer="layout" svg:width="3.81cm" svg:height="1.143cm" svg:x="22.463cm" svg:y="8.62cm">
          <text:p text:style-name="P1">RPC Queue</text:p>
          <draw:enhanced-geometry svg:viewBox="0 0 21600 21600" draw:mirror-horizontal="false" draw:mirror-vertical="false" draw:type="rectangle" draw:enhanced-path="M 0 0 L 21600 0 21600 21600 0 21600 0 0 Z N"/>
        </draw:custom-shape>
        <draw:connector draw:style-name="gr11" draw:text-style-name="P6" draw:layer="layout" svg:x1="20.939cm" svg:y1="5.953cm" svg:x2="22.463cm" svg:y2="9.191cm" draw:start-shape="id8" draw:end-shape="id9" draw:end-glue-point="3" svg:d="M20939 5953v3238h1524" svg:viewBox="0 0 1525 3239">
          <text:p/>
        </draw:connector>
        <draw:connector draw:style-name="gr12" draw:text-style-name="P5" draw:layer="layout" svg:x1="24.368cm" svg:y1="9.763cm" svg:x2="27.86cm" svg:y2="15.732cm" draw:start-shape="id9" draw:start-glue-point="2" draw:end-shape="id6" svg:d="M24368 9763v2984h3492v2985" svg:viewBox="0 0 3493 5970">
          <text:p text:style-name="P4"><text:span text:style-name="T1">Message Bus</text:span></text:p>
        </draw:connector>
        <draw:connector draw:style-name="gr12" draw:text-style-name="P6" draw:layer="layout" svg:x1="33.258cm" svg:y1="16.621cm" svg:x2="23.098cm" svg:y2="5.318cm" draw:start-shape="id6" draw:start-glue-point="1" draw:end-shape="id8" draw:end-glue-point="1" svg:d="M33258 16621h501v-11303h-10661" svg:viewBox="0 0 10662 11304">
          <text:p text:style-name="P1"/>
        </draw:connector>
        <draw:connector draw:style-name="gr11" draw:text-style-name="P6" draw:layer="layout" svg:x1="20.939cm" svg:y1="4.683cm" svg:x2="24.876cm" svg:y2="3.413cm" draw:start-shape="id8" draw:start-glue-point="0" draw:end-shape="id10" svg:d="M20939 4683v-635h3937v-635" svg:viewBox="0 0 3938 1271">
          <text:p/>
        </draw:connector>
        <draw:frame draw:style-name="gr16" draw:text-style-name="P12" draw:layer="layout" svg:width="3.175cm" svg:height="0.762cm" svg:x="28.686cm" svg:y="8.112cm">
          <draw:text-box>
            <text:p text:style-name="P11"><text:span text:style-name="T2">Message Bus</text:span></text:p>
          </draw:text-box>
        </draw:frame>
        <draw:frame draw:style-name="gr17" draw:text-style-name="P14" draw:layer="layout" svg:width="5.08cm" svg:height="0.747cm" svg:x="29.321cm" svg:y="17.51cm">
          <draw:text-box>
            <text:p text:style-name="P13"><text:span text:style-name="T1">Clients</text:span></text:p>
          </draw:text-box>
        </draw:frame>
        <draw:connector draw:style-name="gr11" draw:text-style-name="P6" draw:layer="layout" svg:x1="18.018cm" svg:y1="8.874cm" svg:x2="21.066cm" svg:y2="2.55cm" draw:start-shape="id7" draw:start-glue-point="0" draw:end-shape="id10" draw:end-glue-point="3" svg:d="M18018 8874v-6324h3048" svg:viewBox="0 0 3049 6325">
          <text:p/>
        </draw:connector>
        <draw:frame draw:style-name="gr17" draw:text-style-name="P15" draw:layer="layout" svg:width="3.175cm" svg:height="0.988cm" svg:x="15.224cm" svg:y="1.508cm">
          <draw:text-box>
            <text:p>4010</text:p>
          </draw:text-box>
        </draw:frame>
        <draw:frame draw:style-name="gr18" draw:text-style-name="P16" draw:layer="layout" svg:width="1.484cm" svg:height="0.823cm" svg:x="20.304cm" svg:y="7.35cm">
          <draw:text-box>
            <text:p><text:span text:style-name="T4">RPC</text:span></text:p>
          </draw:text-box>
        </draw:frame>
        <draw:frame draw:style-name="gr18" draw:text-style-name="P15" draw:layer="layout" svg:width="2.572cm" svg:height="0.988cm" svg:x="1.762cm" svg:y="1.889cm">
          <draw:text-box>
            <text:p>Bridge</text:p>
          </draw:text-box>
        </draw:frame>
        <draw:frame draw:style-name="gr18" draw:text-style-name="P16" draw:layer="layout" svg:width="1.484cm" svg:height="0.823cm" svg:x="12.557cm" svg:y="7.985cm">
          <draw:text-box>
            <text:p><text:span text:style-name="T4">RPC</text:span></text:p>
          </draw:text-box>
        </draw:frame>
        <draw:custom-shape draw:style-name="gr15" draw:text-style-name="P5" xml:id="id12" draw:id="id12" draw:layer="layout" svg:width="3.81cm" svg:height="1.143cm" svg:x="8.112cm" svg:y="7.985cm">
          <text:p text:style-name="P4"><text:span text:style-name="T1">Task Queue</text:span></text:p>
          <draw:enhanced-geometry svg:viewBox="0 0 21600 21600" draw:type="rectangle" draw:enhanced-path="M 0 0 L 21600 0 21600 21600 0 21600 0 0 Z N"/>
        </draw:custom-shape>
        <draw:connector draw:style-name="gr11" draw:text-style-name="P6" draw:layer="layout" svg:x1="7.096cm" svg:y1="8.556cm" svg:x2="8.112cm" svg:y2="8.556cm" draw:start-shape="id11" draw:start-glue-point="1" draw:end-shape="id12" draw:end-glue-point="3" svg:d="M7096 8556h1016" svg:viewBox="0 0 1017 1">
          <text:p/>
        </draw:connector>
        <draw:connector draw:style-name="gr11" draw:text-style-name="P6" draw:layer="layout" svg:x1="11.922cm" svg:y1="8.556cm" svg:x2="18.78cm" svg:y2="5.318cm" draw:start-shape="id12" draw:start-glue-point="1" draw:end-shape="id8" svg:d="M11922 8556h3429v-3238h3429" svg:viewBox="0 0 6859 3239">
          <text:p/>
        </draw:connector>
        <draw:connector draw:style-name="gr11" draw:text-style-name="P6" draw:layer="layout" svg:x1="11.922cm" svg:y1="8.556cm" svg:x2="15.859cm" svg:y2="9.636cm" draw:start-shape="id12" draw:start-glue-point="1" draw:end-shape="id7" draw:end-glue-point="3" svg:d="M11922 8556h1969v1080h1968" svg:viewBox="0 0 3938 1081">
          <text:p/>
        </draw:connector>
      </draw:page>
      <draw:page draw:name="page2" draw:style-name="dp1" draw:master-page-name="Default">
        <draw:frame draw:style-name="gr18" draw:text-style-name="P15" draw:layer="layout" svg:width="3.385cm" svg:height="0.988cm" svg:x="1.762cm" svg:y="1.508cm">
          <draw:text-box>
            <text:p>DRACNet</text:p>
          </draw:text-box>
        </draw:frame>
        <draw:custom-shape draw:style-name="gr19" draw:text-style-name="P6" xml:id="id13" draw:id="id13" draw:layer="layout" svg:width="2.54cm" svg:height="11.43cm" svg:x="4.81cm" svg:y="3.54cm">
          <text:p text:style-name="P1">ExAPI</text:p>
          <draw:enhanced-geometry svg:viewBox="0 0 21600 21600" draw:type="rectangle" draw:enhanced-path="M 0 0 L 21600 0 21600 21600 0 21600 0 0 Z N"/>
        </draw:custom-shape>
        <draw:custom-shape draw:style-name="gr20" draw:text-style-name="P18" xml:id="id14" draw:id="id14" draw:layer="layout" svg:width="5.461cm" svg:height="1.27cm" svg:x="11.414cm" svg:y="8.62cm">
          <text:p text:style-name="P17"><text:span text:style-name="T5">Power Broker / BMC API</text:span></text:p>
          <draw:enhanced-geometry svg:viewBox="0 0 21600 21600" draw:type="rectangle" draw:enhanced-path="M 0 0 L 21600 0 21600 21600 0 21600 0 0 Z N"/>
        </draw:custom-shape>
        <draw:connector draw:style-name="gr12" draw:text-style-name="P6" draw:layer="layout" svg:x1="7.35cm" svg:y1="9.255cm" svg:x2="11.414cm" svg:y2="9.255cm" draw:start-shape="id13" draw:start-glue-point="1" draw:end-shape="id14" draw:end-glue-point="3" svg:d="M7350 9255h4064" svg:viewBox="0 0 4065 1">
          <text:p text:style-name="P1">RPC</text:p>
        </draw:connector>
        <draw:g xml:id="id15" draw:id="id15">
          <draw:custom-shape draw:style-name="gr2" draw:text-style-name="P3" draw:layer="layout" svg:width="10.795cm" svg:height="1.778cm" svg:x="21.955cm" svg:y="8.3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2.717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9.702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8.305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6.908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5.511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4.114cm" svg:y="8.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1.015cm" svg:height="1.016cm" svg:x="31.04cm" svg:y="8.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12" draw:text-style-name="P6" draw:layer="layout" svg:x1="14.144cm" svg:y1="9.89cm" svg:x2="27.352cm" svg:y2="10.144cm" draw:start-shape="id14" draw:start-glue-point="2" draw:end-shape="id15" svg:d="M14144 9890v756h13208v-502" svg:viewBox="0 0 13209 757">
          <text:p text:style-name="P1">IPMI*</text:p>
        </draw:connector>
        <draw:frame draw:style-name="gr18" draw:text-style-name="P16" draw:layer="layout" svg:width="2.174cm" svg:height="0.823cm" svg:x="30.464cm" svg:y="7.858cm">
          <draw:text-box>
            <text:p><text:span text:style-name="T4">Clients</text:span></text:p>
          </draw:text-box>
        </draw:frame>
        <draw:frame draw:style-name="gr18" draw:text-style-name="P15" draw:layer="layout" svg:width="13.007cm" svg:height="0.988cm" svg:x="5.699cm" svg:y="18.907cm">
          <draw:text-box>
            <text:p>* RACADM, WSMAN, Redfish, SNMP, etc</text:p>
          </draw:text-box>
        </draw:frame>
        <draw:custom-shape draw:style-name="gr21" draw:text-style-name="P20" xml:id="id16" draw:id="id16" draw:layer="layout" svg:width="6.477cm" svg:height="1.27cm" svg:x="14.97cm" svg:y="2.27cm">
          <text:p text:style-name="P19">Inventory API</text:p>
          <draw:enhanced-geometry svg:viewBox="0 0 21600 21600" draw:type="rectangle" draw:enhanced-path="M 0 0 L 21600 0 21600 21600 0 21600 0 0 Z N"/>
        </draw:custom-shape>
        <draw:connector draw:style-name="gr11" draw:text-style-name="P20" draw:layer="layout" svg:x1="14.144cm" svg:y1="8.62cm" svg:x2="18.208cm" svg:y2="3.54cm" draw:start-shape="id14" draw:start-glue-point="0" draw:end-shape="id16" svg:d="M14144 8620v-2540h4064v-2540" svg:viewBox="0 0 4065 5081">
          <text:p/>
        </draw:connector>
      </draw:page>
      <draw:page draw:name="page3" draw:style-name="dp1" draw:master-page-name="Default">
        <draw:custom-shape draw:style-name="gr19" draw:text-style-name="P6" xml:id="id17" draw:id="id17" draw:layer="layout" svg:width="2.54cm" svg:height="11.43cm" svg:x="4.81cm" svg:y="3.54cm">
          <text:p text:style-name="P1">ExAPI</text:p>
          <draw:enhanced-geometry svg:viewBox="0 0 21600 21600" draw:type="rectangle" draw:enhanced-path="M 0 0 L 21600 0 21600 21600 0 21600 0 0 Z N"/>
        </draw:custom-shape>
        <draw:g xml:id="id20" draw:id="id20">
          <draw:custom-shape draw:style-name="gr2" draw:text-style-name="P3" draw:layer="layout" svg:width="10.795cm" svg:height="1.778cm" svg:x="21.955cm" svg:y="8.3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2.717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9.702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8.305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6.908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5.511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016cm" svg:height="1.016cm" svg:x="24.114cm" svg:y="8.7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1.015cm" svg:height="1.016cm" svg:x="31.04cm" svg:y="8.7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8" draw:text-style-name="P16" draw:layer="layout" svg:width="2.174cm" svg:height="0.823cm" svg:x="30.464cm" svg:y="7.859cm">
          <draw:text-box>
            <text:p><text:span text:style-name="T4">Clients</text:span></text:p>
          </draw:text-box>
        </draw:frame>
        <draw:custom-shape draw:style-name="gr20" draw:text-style-name="P20" xml:id="id18" draw:id="id18" draw:layer="layout" svg:width="5.461cm" svg:height="1.27cm" svg:x="9.89cm" svg:y="8.62cm">
          <text:p text:style-name="P19">Agentless APIs</text:p>
          <draw:enhanced-geometry svg:viewBox="0 0 21600 21600" draw:type="rectangle" draw:enhanced-path="M 0 0 L 21600 0 21600 21600 0 21600 0 0 Z N"/>
        </draw:custom-shape>
        <draw:custom-shape draw:style-name="gr21" draw:text-style-name="P20" xml:id="id19" draw:id="id19" draw:layer="layout" svg:width="6.477cm" svg:height="1.27cm" svg:x="14.97cm" svg:y="2.27cm">
          <text:p text:style-name="P19">Inventory API</text:p>
          <draw:enhanced-geometry svg:viewBox="0 0 21600 21600" draw:type="rectangle" draw:enhanced-path="M 0 0 L 21600 0 21600 21600 0 21600 0 0 Z N"/>
        </draw:custom-shape>
        <draw:connector draw:style-name="gr12" draw:text-style-name="P20" draw:layer="layout" svg:x1="7.35cm" svg:y1="9.255cm" svg:x2="9.89cm" svg:y2="9.255cm" draw:start-shape="id17" draw:start-glue-point="1" draw:end-shape="id18" draw:end-glue-point="3" svg:d="M7350 9255h2540" svg:viewBox="0 0 2541 1">
          <text:p text:style-name="P19">RPC</text:p>
        </draw:connector>
        <draw:connector draw:style-name="gr12" draw:text-style-name="P20" draw:layer="layout" svg:x1="12.62cm" svg:y1="8.62cm" svg:x2="18.208cm" svg:y2="3.54cm" draw:start-shape="id18" draw:start-glue-point="0" draw:end-shape="id19" draw:end-glue-point="2" svg:d="M12620 8620v-2540h5588v-2540" svg:viewBox="0 0 5589 5081">
          <text:p text:style-name="P19">RPC</text:p>
        </draw:connector>
        <draw:connector draw:style-name="gr12" draw:text-style-name="P20" draw:layer="layout" svg:x1="12.62cm" svg:y1="9.89cm" svg:x2="27.352cm" svg:y2="10.145cm" draw:start-shape="id18" draw:start-glue-point="2" draw:end-shape="id20" draw:end-glue-point="2" svg:d="M12620 9890v757h14732v-502" svg:viewBox="0 0 14733 758">
          <text:p text:style-name="P19">SSH ICMP SNMP</text:p>
        </draw:connector>
        <draw:frame draw:style-name="gr18" draw:text-style-name="P22" draw:layer="layout" svg:width="2.644cm" svg:height="0.747cm" svg:x="2.016cm" svg:y="2.016cm">
          <draw:text-box>
            <text:p text:style-name="P21">ExNet ops</text:p>
          </draw:text-box>
        </draw:frame>
      </draw:page>
      <draw:page draw:name="page4" draw:style-name="dp1" draw:master-page-name="Default">
        <draw:custom-shape draw:style-name="gr19" draw:text-style-name="P6" draw:layer="layout" svg:width="2.54cm" svg:height="11.43cm" svg:x="4.81cm" svg:y="3.54cm">
          <text:p text:style-name="P1">ExAPI</text:p>
          <draw:enhanced-geometry svg:viewBox="0 0 21600 21600" draw:type="rectangle" draw:enhanced-path="M 0 0 L 21600 0 21600 21600 0 21600 0 0 Z N"/>
        </draw:custom-shape>
        <draw:frame draw:style-name="gr18" draw:text-style-name="P22" draw:layer="layout" svg:width="3.482cm" svg:height="0.747cm" svg:x="1.889cm" svg:y="1.635cm">
          <draw:text-box>
            <text:p text:style-name="P21">Switch Acces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Tango_20_Blue" draw:display-name="Tango Blue" draw:style="linear" draw:start-color="#729fcf" draw:end-color="#204a87"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7T11:19:02.098576890</meta:creation-date>
    <dc:date>2015-05-27T14:49:31.770175476</dc:date>
    <meta:editing-duration>PT27M7S</meta:editing-duration>
    <meta:editing-cycles>3</meta:editing-cycles>
    <meta:generator>LibreOffice/4.4.3.2$Linux_X86_64 LibreOffice_project/40m0$Build-2</meta:generator>
    <meta:document-statistic meta:object-count="76"/>
  </office:meta>
</office:document-meta>
</file>